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style:text-properties fo:language="es" fo:country="ES"/>
    </style:style>
    <style:style style:name="P33" style:parent-style-name="Normal" style:family="paragraph">
      <style:paragraph-properties fo:text-align="justify" fo:line-height="200%"/>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list-style-name="LFO2" style:family="paragraph">
      <style:paragraph-properties fo:text-align="justify"/>
    </style:style>
    <style:style style:name="P39" style:parent-style-name="Normal" style:family="paragraph">
      <style:paragraph-properties fo:text-align="justify" fo:margin-left="0.5in">
        <style:tab-stops/>
      </style:paragraph-properties>
    </style:style>
    <style:style style:name="TableColumn41" style:family="table-column">
      <style:table-column-properties style:column-width="2.5201in"/>
    </style:style>
    <style:style style:name="TableColumn42" style:family="table-column">
      <style:table-column-properties style:column-width="1.2034in"/>
    </style:style>
    <style:style style:name="TableColumn43" style:family="table-column">
      <style:table-column-properties style:column-width="1.2965in"/>
    </style:style>
    <style:style style:name="TableColumn44" style:family="table-column">
      <style:table-column-properties style:column-width="1.6423in"/>
    </style:style>
    <style:style style:name="Table40" style:family="table">
      <style:table-properties style:width="6.6625in" fo:margin-left="0in" table:align="left"/>
    </style:style>
    <style:style style:name="TableRow45" style:family="table-row">
      <style:table-row-properties/>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text-properties fo:font-weight="bold" style:font-weight-asian="bold"/>
    </style:style>
    <style:style style:name="TableRow54" style:family="table-row">
      <style:table-row-properties/>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TableCell57" style:family="table-cell">
      <style:table-cell-properties fo:border="none" fo:padding-top="0in" fo:padding-left="0.0201in" fo:padding-bottom="0in" fo:padding-right="0.0201in"/>
    </style:style>
    <style:style style:name="P58" style:parent-style-name="Normal" style:family="paragraph">
      <style:text-properties fo:font-weight="bold" style:font-weight-asian="bold"/>
    </style:style>
    <style:style style:name="TableCell59" style:family="table-cell">
      <style:table-cell-properties fo:border="none" fo:padding-top="0in" fo:padding-left="0.0201in" fo:padding-bottom="0in" fo:padding-right="0.0201in"/>
    </style:style>
    <style:style style:name="P60"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1" style:parent-style-name="Normal" style:list-style-name="LFO2" style:family="paragraph"/>
    <style:style style:name="P62" style:parent-style-name="Normal" style:list-style-name="LFO2" style:family="paragraph"/>
    <style:style style:name="P63" style:parent-style-name="Normal" style:family="paragraph">
      <style:paragraph-properties fo:margin-left="0.5in">
        <style:tab-stops/>
      </style:paragraph-properties>
    </style:style>
    <style:style style:name="P64" style:parent-style-name="Normal" style:list-style-name="LFO2" style:family="paragraph"/>
    <style:style style:name="T65" style:parent-style-name="DefaultParagraphFont" style:family="text">
      <style:text-properties fo:color="#000000"/>
    </style:style>
    <style:style style:name="P66" style:parent-style-name="Normal" style:family="paragraph">
      <style:paragraph-properties fo:margin-left="0.5in">
        <style:tab-stops/>
      </style:paragraph-properties>
    </style:style>
    <style:style style:name="P67" style:parent-style-name="Normal" style:list-style-name="LFO2" style:family="paragraph"/>
    <style:style style:name="P68" style:parent-style-name="Normal" style:family="paragraph">
      <style:paragraph-properties fo:margin-left="0.5in">
        <style:tab-stops/>
      </style:paragraph-properties>
    </style:style>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list-style-name="LFO2" style:family="paragraph"/>
    <style:style style:name="P74" style:parent-style-name="Normal" style:family="paragraph">
      <style:paragraph-properties fo:text-align="justify" fo:line-height="200%"/>
    </style:style>
    <style:style style:name="P75" style:parent-style-name="Normal" style:family="paragraph">
      <style:paragraph-properties fo:text-align="justify" fo:line-height="200%" fo:text-indent="3in"/>
    </style:style>
    <style:style style:name="P76" style:parent-style-name="Normal" style:family="paragraph">
      <style:paragraph-properties fo:text-align="justify" fo:text-indent="3in"/>
    </style:style>
    <style:style style:name="P77" style:parent-style-name="Normal" style:family="paragraph">
      <style:paragraph-properties fo:text-align="justify" fo:text-indent="5in"/>
    </style:style>
    <style:style style:name="P78" style:parent-style-name="Normal" style:family="paragraph">
      <style:paragraph-properties fo:text-align="justify"/>
    </style:style>
    <style:style style:name="P79" style:parent-style-name="Normal" style:family="paragraph">
      <style:paragraph-properties fo:break-before="page" fo:text-align="justify"/>
    </style:style>
    <style:style style:name="P80" style:parent-style-name="Normal" style:family="paragraph">
      <style:paragraph-properties fo:margin-left="3.5in" fo:text-indent="-3.5in">
        <style:tab-stops/>
      </style:paragraph-properties>
    </style:style>
    <style:style style:name="P81" style:parent-style-name="Normal" style:family="paragraph">
      <style:paragraph-properties fo:text-align="justify"/>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3.5in"/>
          <style:tab-stop style:type="left" style:position="4in"/>
        </style:tab-stops>
      </style:paragraph-properties>
    </style:style>
    <style:style style:name="T88" style:parent-style-name="DefaultParagraphFont" style:family="text">
      <style:text-properties fo:language="es" fo:country="ES"/>
    </style:style>
    <style:style style:name="T89" style:parent-style-name="DefaultParagraphFont" style:family="text">
      <style:text-properties fo:language="es" fo:country="ES"/>
    </style:style>
    <style:style style:name="P90" style:parent-style-name="Normal" style:family="paragraph">
      <style:paragraph-properties>
        <style:tab-stops>
          <style:tab-stop style:type="left" style:position="3.5in"/>
          <style:tab-stop style:type="left" style:position="4in"/>
        </style:tab-stops>
      </style:paragraph-properties>
    </style:style>
    <style:style style:name="T91" style:parent-style-name="DefaultParagraphFont" style:family="text">
      <style:text-properties fo:language="es" fo:country="ES"/>
    </style:style>
    <style:style style:name="P9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3.5in"/>
          <style:tab-stop style:type="left" style:position="4in"/>
        </style:tab-stops>
      </style:paragraph-properties>
    </style:style>
    <style:style style:name="P9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tab-stops>
          <style:tab-stop style:type="center" style:position="3.25in"/>
        </style:tab-stops>
      </style:paragraph-properties>
    </style:style>
    <style:style style:name="T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fo:line-height="200%" fo:text-indent="0.5in"/>
    </style:style>
    <style:style style:name="P104" style:parent-style-name="Quick1." style:list-style-name="LFO3" style:family="paragraph">
      <style:paragraph-properties fo:margin-left="0.5in" fo:text-indent="-0.5in">
        <style:tab-stops/>
      </style:paragraph-properties>
    </style:style>
    <style:style style:name="P105" style:parent-style-name="Quick1." style:family="paragraph">
      <style:paragraph-properties fo:margin-left="0.5in" fo:text-indent="-0.5in">
        <style:tab-stops/>
      </style:paragraph-properties>
    </style:style>
    <style:style style:name="P106" style:parent-style-name="Quick1." style:list-style-name="LFO3" style:family="paragraph">
      <style:paragraph-properties fo:margin-left="0.5in" fo:text-indent="-0.5in">
        <style:tab-stops/>
      </style:paragraph-properties>
    </style:style>
    <style:style style:name="P107" style:parent-style-name="Quick1." style:family="paragraph">
      <style:paragraph-properties fo:margin-left="0.5in" fo:text-indent="-0.5in">
        <style:tab-stops/>
      </style:paragraph-properties>
    </style:style>
    <style:style style:name="P108" style:parent-style-name="Quick1." style:list-style-name="LFO3" style:family="paragraph">
      <style:paragraph-properties fo:margin-left="0.5in" fo:text-indent="-0.5in">
        <style:tab-stops/>
      </style:paragraph-properties>
    </style:style>
    <style:style style:name="P109" style:parent-style-name="Quick1." style:family="paragraph">
      <style:paragraph-properties fo:margin-left="0.5in" fo:text-indent="-0.5in">
        <style:tab-stops/>
      </style:paragraph-properties>
    </style:style>
    <style:style style:name="P110" style:parent-style-name="Quick1." style:list-style-name="LFO3" style:family="paragraph">
      <style:paragraph-properties fo:margin-left="0.5in" fo:text-indent="-0.5in">
        <style:tab-stops/>
      </style:paragraph-properties>
    </style:style>
    <style:style style:name="P111" style:parent-style-name="Quick1." style:family="paragraph">
      <style:paragraph-properties fo:margin-left="0.5in" fo:text-indent="-0.5in">
        <style:tab-stops/>
      </style:paragraph-properties>
    </style:style>
    <style:style style:name="P112" style:parent-style-name="Quick1." style:list-style-name="LFO3" style:family="paragraph">
      <style:paragraph-properties fo:margin-left="0.5in" fo:text-indent="-0.5in">
        <style:tab-stops/>
      </style:paragraph-properties>
    </style:style>
    <style:style style:name="T113" style:parent-style-name="DefaultParagraphFont" style:family="text">
      <style:text-properties fo:color="#000000"/>
    </style:style>
    <style:style style:name="P114" style:parent-style-name="Quick1." style:list-style-name="LFO3" style:family="paragraph">
      <style:paragraph-properties fo:margin-left="0.5in" fo:text-indent="-0.5in">
        <style:tab-stops/>
      </style:paragraph-properties>
    </style:style>
    <style:style style:name="TableColumn116" style:family="table-column">
      <style:table-column-properties style:column-width="2.5201in"/>
    </style:style>
    <style:style style:name="TableColumn117" style:family="table-column">
      <style:table-column-properties style:column-width="1.2034in"/>
    </style:style>
    <style:style style:name="TableColumn118" style:family="table-column">
      <style:table-column-properties style:column-width="1.2965in"/>
    </style:style>
    <style:style style:name="TableColumn119" style:family="table-column">
      <style:table-column-properties style:column-width="1.6423in"/>
    </style:style>
    <style:style style:name="Table115" style:family="table">
      <style:table-properties style:width="6.6625in" fo:margin-left="0in" table:align="left"/>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P122" style:parent-style-name="Normal" style:family="paragraph">
      <style:text-properties fo:font-weight="bold" style:font-weight-asian="bold"/>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Normal" style:family="paragraph">
      <style:text-properties fo:font-weight="bold" style:font-weight-asian="bold"/>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Row129" style:family="table-row">
      <style:table-row-properties/>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TableCell132" style:family="table-cell">
      <style:table-cell-properties fo:border="none" fo:padding-top="0in" fo:padding-left="0.0201in" fo:padding-bottom="0in" fo:padding-right="0.0201in"/>
    </style:style>
    <style:style style:name="P133" style:parent-style-name="Normal" style:family="paragraph">
      <style:text-properties fo:font-weight="bold" style:font-weight-asian="bold"/>
    </style:style>
    <style:style style:name="TableCell134" style:family="table-cell">
      <style:table-cell-properties fo:border="none" fo:padding-top="0in" fo:padding-left="0.0201in" fo:padding-bottom="0in" fo:padding-right="0.0201in"/>
    </style:style>
    <style:style style:name="P135" style:parent-style-name="Quick1." style:family="paragraph"/>
    <style:style style:name="P136" style:parent-style-name="Quick1." style:list-style-name="LFO3" style:family="paragraph">
      <style:paragraph-properties fo:margin-left="0.5in" fo:text-indent="-0.5in">
        <style:tab-stops/>
      </style:paragraph-properties>
    </style:style>
    <style:style style:name="P137" style:parent-style-name="Quick1." style:family="paragraph">
      <style:paragraph-properties fo:margin-left="0.5in" fo:text-indent="-0.5in">
        <style:tab-stops/>
      </style:paragraph-properties>
    </style:style>
    <style:style style:name="P138" style:parent-style-name="Quick1." style:list-style-name="LFO3" style:family="paragraph">
      <style:paragraph-properties fo:margin-left="0.5in" fo:text-indent="-0.5in">
        <style:tab-stops/>
      </style:paragraph-properties>
    </style:style>
    <style:style style:name="P139" style:parent-style-name="Normal" style:family="paragraph">
      <style:paragraph-properties fo:margin-left="1in">
        <style:tab-stops/>
      </style:paragraph-properties>
    </style:style>
    <style:style style:name="P140" style:parent-style-name="Normal" style:family="paragraph">
      <style:paragraph-properties fo:text-align="justify" fo:line-height="200%" fo:text-indent="0.5in"/>
    </style:style>
    <style:style style:name="P141" style:parent-style-name="NormalWeb" style:family="paragraph">
      <style:paragraph-properties fo:margin-top="0in" fo:margin-bottom="0in" fo:line-height="200%" fo:text-indent="0.5in"/>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P146" style:parent-style-name="Normal" style:family="paragraph">
      <style:paragraph-properties fo:text-align="justify" fo:text-indent="3in"/>
    </style:style>
    <style:style style:name="P147" style:parent-style-name="Normal" style:family="paragraph">
      <style:paragraph-properties fo:text-align="justify" fo:text-indent="3in"/>
    </style:style>
    <style:style style:name="P148" style:parent-style-name="Normal" style:family="paragraph">
      <style:paragraph-properties fo:text-align="justify" fo:text-indent="3in"/>
    </style:style>
    <style:style style:name="T149" style:parent-style-name="DefaultParagraphFont" style:family="text">
      <style:text-properties style:text-underline-type="single" style:text-underline-style="solid" style:text-underline-width="auto" style:text-underline-mode="continuous"/>
    </style:style>
    <style:style style:name="P150" style:parent-style-name="Normal" style:family="paragraph">
      <style:paragraph-properties fo:text-align="justify" fo:text-indent="3in"/>
    </style:style>
    <style:style style:name="P151" style:parent-style-name="Normal" style:family="paragraph">
      <style:paragraph-properties fo:text-align="justify" fo:text-indent="3in"/>
    </style:style>
    <style:style style:name="P152" style:parent-style-name="Normal" style:family="paragraph">
      <style:paragraph-properties fo:text-align="justify"/>
    </style:style>
    <style:style style:name="P153" style:parent-style-name="Normal" style:family="paragraph">
      <style:paragraph-properties fo:margin-left="1in" fo:text-indent="-1in">
        <style:tab-stops>
          <style:tab-stop style:type="left" style:position="-2in"/>
        </style:tab-stops>
      </style:paragraph-properties>
    </style:style>
    <number:date-style style:name="N154"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
      <text:p text:style-name="P33">AND<text:s/>NOW, this ______ day of ___________, {ORDER_YEAR}, it is ORDERED that the criminal charges in the above-captioned case specified below were {DISPOSITION_LIST} and the defendant’s arrest record regarding these charges shall be expunged:</text:p>
      <text:p text:style-name="P34">1.<text:tab/>Defendant’s Name:<text:tab/>{FIRST_NAME} {LAST_NAME}</text:p>
      <text:p text:style-name="P35"><text:tab/>Date of Birth: <text:s text:c="2"/>{DOB}</text:p>
      <text:p text:style-name="P36"><text:tab/>Social Security #: {SSN}</text:p>
      <text:p text:style-name="P37"/>
      <text:list text:style-name="LFO2" text:continue-numbering="true">
        <text:list-item>
          <text:p text:style-name="P38">The charges to be expunged are:</text:p>
        </text:list-item>
      </text:list>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escription of Charges</text:p>
          </table:table-cell>
          <table:table-cell table:style-name="TableCell48">
            <text:p text:style-name="P49">Code Section</text:p>
          </table:table-cell>
          <table:table-cell table:style-name="TableCell50">
            <text:p text:style-name="P51">Disposition</text:p>
          </table:table-cell>
          <table:table-cell table:style-name="TableCell52">
            <text:p text:style-name="P53">Disposition Date</text:p>
          </table:table-cell>
        </table:table-row>
        <table:table-row table:style-name="TableRow54">
          <table:table-cell table:style-name="TableCell55">
            <text:p text:style-name="Normal">[!-- BEGIN row.charges --]{CHARGE}</text:p>
          </table:table-cell>
          <table:table-cell table:style-name="TableCell56">
            <text:p text:style-name="Normal">{CODE_SEC}</text:p>
          </table:table-cell>
          <table:table-cell table:style-name="TableCell57">
            <text:p text:style-name="P58">{DISP}</text:p>
          </table:table-cell>
          <table:table-cell table:style-name="TableCell59">
            <text:p text:style-name="Normal">{DISP_DATE}[!-- END row.charges --]</text:p>
          </table:table-cell>
        </table:table-row>
      </table:table>
      <text:p text:style-name="P60"/>
      <text:list text:style-name="LFO2" text:continue-numbering="true">
        <text:list-item>
          <text:p text:style-name="P61">The petitioner’s sentence includes fines, costs and/or restitution in the amount of {TOTAL_FINES} and {FINES_PAID} has been paid off/adjusted.</text:p>
        </text:list-item>
      </text:list>
      <text:p text:style-name="Normal"/>
      <text:list text:style-name="LFO2" text:continue-numbering="true">
        <text:list-item>
          <text:p text:style-name="P62">This arrest was made by the Philadelphia Police Department on {ARREST_DATE}. <text:s/>The arrest record should be expunged because the charges were {DISPOSITION_LIST} and petitioner is losing job opportunities.</text:p>
        </text:list-item>
      </text:list>
      <text:p text:style-name="P63"/>
      <text:list text:style-name="LFO2" text:continue-numbering="true">
        <text:list-item>
          <text:p text:style-name="P64">The case {FIRST_DOCKET_NUM} was heard by<text:s/><text:span text:style-name="T65"> {JUDGE},<text:s/></text:span>Court of Common Pleas of Philadelphia County, Criminal Justice Center, 1301 Filbert Street, Philadelphia, PA 19107</text:p>
        </text:list-item>
      </text:list>
      <text:p text:style-name="P66"/>
      <text:list text:style-name="LFO2" text:continue-numbering="true">
        <text:list-item>
          <text:p text:style-name="P67">The complaint affiant was: {AFFIANT}, Philadelphia Police Department, 750 Race Street, Philadelphia, PA 19106.</text:p>
        </text:list-item>
      </text:list>
      <text:p text:style-name="P68"/>
      <text:list text:style-name="LFO2" text:continue-numbering="true">
        <text:list-item>
          <text:p text:style-name="P69">The following criminal justice agencies shall be served with certified copies of this Order:</text:p>
        </text:list-item>
      </text:list>
      <text:p text:style-name="Normal"/>
      <text:list text:style-name="LFO2" text:continue-numbering="true">
        <text:list-item>
          <text:list>
            <text:list-item>
              <text:p text:style-name="P70">Philadelphia Police<text:s/>Department, Expungement Unit</text:p>
            </text:list-item>
            <text:list-item>
              <text:p text:style-name="P71">Pennsylvania State Police, Central Records</text:p>
            </text:list-item>
            <text:list-item>
              <text:p text:style-name="P72">A.O.P.C. Expungement Unit</text:p>
            </text:list-item>
            <text:list-item>
              <text:p text:style-name="P73">First Judicial District of Pennsylvania, Data Processing Unit</text:p>
            </text:list-item>
          </text:list>
        </text:list-item>
      </text:list>
      <text:p text:style-name="Normal"/>
      <text:p text:style-name="P74">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75">BY THE COURT:</text:p>
      <text:p text:style-name="P76">__________________________</text:p>
      <text:p text:style-name="P77">J.</text:p>
      <text:p text:style-name="P78"/>
      <text:p text:style-name="P79"/>
      <text:p text:style-name="Normal">{ATTORNEY_HEADER}</text:p>
      <text:p text:style-name="P80"><text:tab/>Attorney for {FIRST_NAME} {LAST_NAME}</text:p>
      <text:p text:style-name="P81">__________________________________</text:p>
      <text:p text:style-name="Normal"/>
      <text:p text:style-name="P82">COMMONWEALTH OF PENNSYLVANIA<text:tab/>:<text:tab/>COURT OF COMMON PLEAS</text:p>
      <text:p text:style-name="P83"><text:tab/>:<text:tab/>CRIMINAL TRIAL DIVISION</text:p>
      <text:p text:style-name="P84"><text:tab/>vs.<text:tab/>: <text:s/></text:p>
      <text:p text:style-name="P85"><text:tab/>: <text:s text:c="3"/></text:p>
      <text:p text:style-name="P86">[!-- BEGIN docketnumber1 --]<text:tab/>:<text:tab/>{CP}</text:p>
      <text:p text:style-name="P87">[!-- END docketnumber1 --]<text:tab/><text:span text:style-name="T88">:</text:span><text:span text:style-name="T89"><text:tab/>OTN#</text:span><text:s/>{OTN}</text:p>
      <text:p text:style-name="P90"><text:span text:style-name="T91"><text:tab/></text:span>:<text:tab/>DC# {DC}</text:p>
      <text:p text:style-name="P92">{FIRST_NAME} {LAST_NAME}<text:tab/>:<text:tab/>PP# {PP}</text:p>
      <text:p text:style-name="P93">[!-- BEGIN alias1 --] {ALIASES}<text:s/><text:tab/>:</text:p>
      <text:p text:style-name="P94">[!-- END alias1 --]{STREET}<text:tab/>:<text:tab/>SSN: {SSN}</text:p>
      <text:p text:style-name="P95">{CITY}, {STATE} {ZIP}<text:tab/>:<text:tab/>DOB: {DOB}</text:p>
      <text:p text:style-name="P96">____________________________________<text:tab/>:<text:tab/>SID: {SID}</text:p>
      <text:p text:style-name="P97"/>
      <text:p text:style-name="P98"><text:tab/><text:span text:style-name="T99">PETITION TO EXPUNGE CRIMINAL RECORD</text:span></text:p>
      <text:p text:style-name="P100"/>
      <text:p text:style-name="P101">TO THE HONORABLE, THE JUDGES OF THE SAID COURT:</text:p>
      <text:p text:style-name="P102"/>
      <text:p text:style-name="P103">Petitioner, {FIRST_NAME} {LAST_NAME}, by counsel, {ATTORNEY_FIRST} {ATTORNEY_LAST}, Esquire, respectfully represents that:</text:p>
      <text:list text:style-name="LFO3" text:continue-numbering="true">
        <text:list-item>
          <text:p text:style-name="P104">Petitioner lives at {STREET} in {CITY}, Pennsylvania, and is {AGE} years of age. <text:s/>Petitioner’s date of birth is {DOB}.</text:p>
        </text:list-item>
      </text:list>
      <text:p text:style-name="P105"/>
      <text:list text:style-name="LFO3" text:continue-numbering="true">
        <text:list-item>
          <text:p text:style-name="P106">Petitioner was arrested on {ARREST_DATE} and charged with {CHARGE_LIST}.</text:p>
        </text:list-item>
      </text:list>
      <text:p text:style-name="P107"/>
      <text:list text:style-name="LFO3" text:continue-numbering="true">
        <text:list-item>
          <text:p text:style-name="P108">The petitioner’s sentence includes fines, costs and/or restitution in the amount of {TOTAL_FINES} and {FINES_PAID} has been paid off/adjusted.</text:p>
        </text:list-item>
      </text:list>
      <text:p text:style-name="P109"/>
      <text:list text:style-name="LFO3" text:continue-numbering="true">
        <text:list-item>
          <text:p text:style-name="P110">The complaint affiant was: {AFFIANT}, Philadelphia Police<text:s/>Department, 750 Race Street, Philadelphia, PA 19106.</text:p>
        </text:list-item>
      </text:list>
      <text:p text:style-name="P111"/>
      <text:list text:style-name="LFO3" text:continue-numbering="true">
        <text:list-item>
          <text:p text:style-name="P112">The case {FIRST_DOCKET_NUM} was heard by<text:s/><text:span text:style-name="T113"> {JUDGE}</text:span>, Court of Common Pleas of Philadelphia County, Criminal Justice Center, 1301 Filbert Street, Philadelphia, PA 19107</text:p>
        </text:list-item>
      </text:list>
      <text:p text:style-name="ListParagraph"/>
      <text:list text:style-name="LFO3" text:continue-numbering="true">
        <text:list-item>
          <text:p text:style-name="P114">The charges to be expunged are:<text:s/></text:p>
        </text:list-item>
      </text:list>
      <text:p text:style-name="ListParagraph"/>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Description of Charges</text:p>
          </table:table-cell>
          <table:table-cell table:style-name="TableCell123">
            <text:p text:style-name="P124">Code Section</text:p>
          </table:table-cell>
          <table:table-cell table:style-name="TableCell125">
            <text:p text:style-name="P126">Disposition</text:p>
          </table:table-cell>
          <table:table-cell table:style-name="TableCell127">
            <text:p text:style-name="P128">Disposition Date</text:p>
          </table:table-cell>
        </table:table-row>
        <table:table-row table:style-name="TableRow129">
          <table:table-cell table:style-name="TableCell130">
            <text:p text:style-name="Normal">[!-- BEGIN row.charges1 --]{CHARGE1}</text:p>
          </table:table-cell>
          <table:table-cell table:style-name="TableCell131">
            <text:p text:style-name="Normal">{CODE_SEC1}</text:p>
          </table:table-cell>
          <table:table-cell table:style-name="TableCell132">
            <text:p text:style-name="P133">{DISP1}</text:p>
          </table:table-cell>
          <table:table-cell table:style-name="TableCell134">
            <text:p text:style-name="Normal">{DISP_DATE1}[!-- END row.charges1 --]</text:p>
          </table:table-cell>
        </table:table-row>
      </table:table>
      <text:p text:style-name="P135"/>
      <text:list text:style-name="LFO3" text:continue-numbering="true">
        <text:list-item>
          <text:p text:style-name="P136">As a result of these arrests and subsequent photographing and fingerprinting, Petitioner has<text:s/>been caused to suffer embarrassment and irreparable harm and loss of job opportunities.</text:p>
        </text:list-item>
      </text:list>
      <text:p text:style-name="P137"/>
      <text:list text:style-name="LFO3" text:continue-numbering="true">
        <text:list-item>
          <text:p text:style-name="P138">The Commonwealth of Pennsylvania will not be harmed by granting this petition.<text:tab/></text:p>
        </text:list-item>
      </text:list>
      <text:p text:style-name="P139"/>
      <text:p text:style-name="P140">WHEREFORE, your petitioner prays that this Court direct the Commissioner of the<text:s/>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41"><text:span text:style-name="T142">I, the undersigned petitioner, aver that the facts set forth in this petition a</text:span><text:span text:style-name="T143">re true and co</text:span><text:span text:style-name="T144">r</text:span><text:span text:style-name="T145">rect to the best of my personal knowledge or information and belief, and are made subject to the penalties of unsworn falsification to authorities under 18 Pa.C.S. § 4904.</text:span></text:p>
      <text:p text:style-name="P146">Respectfully submitted,</text:p>
      <text:p text:style-name="P147"/>
      <text:p text:style-name="P148"><text:span text:style-name="T149">/s/{ATTORNEY_ELEC_SIG}</text:span>__</text:p>
      <text:p text:style-name="P150">{ATTORNEY_SIGNATURE}</text:p>
      <text:p text:style-name="P151">Counsel for Petitioner</text:p>
      <text:p text:style-name="P152"/>
      <text:p text:style-name="P153">DATED:<text:tab/><text:date style:data-style-name="N154">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22:00Z</dc:date>
    <meta:template xlink:href="Normal.dotm" xlink:type="simple"/>
    <meta:editing-cycles>64</meta:editing-cycles>
    <meta:editing-duration>PT27600S</meta:editing-duration>
    <meta:document-statistic meta:page-count="4" meta:paragraph-count="10" meta:word-count="799" meta:character-count="5347" meta:row-count="37" meta:non-whitespace-character-count="4558"/>
  </office:meta>
</office:document-meta>
</file>